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0BE5F4723B17134803A.png" manifest:media-type="image/png"/>
  <manifest:file-entry manifest:full-path="Pictures/100002010000013800000400A1E95A7A305E62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55cm" svg:height="27.093cm" draw:z-index="0"><draw:image xlink:href="Pictures/100002010000013800000400A1E95A7A305E62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4.893cm" draw:z-index="1"><draw:image xlink:href="Pictures/1000020100000294000000BE5F4723B1713480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7:09:02.251870379</meta:creation-date>
    <meta:editing-duration>PT27S</meta:editing-duration>
    <meta:editing-cycles>2</meta:editing-cycles>
    <meta:generator>LibreOffice/5.1.6.2$Linux_X86_64 LibreOffice_project/10m0$Build-2</meta:generator>
    <dc:date>2017-07-16T17:09:24.655676135</dc:date>
    <meta:document-statistic meta:table-count="0" meta:image-count="2" meta:object-count="0" meta:page-count="2" meta:paragraph-count="0" meta:word-count="0" meta:character-count="0" meta:non-whitespace-character-count="0"/>
  </office:meta>
</office:document-meta>
</file>